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ekognition Demo</text:span></text:p>
      <text:p text:style-name="P2"><text:span text:style-name="T2"/></text:p>
      <text:p text:style-name="P2"><text:span text:style-name="T3">Setup Environment (Windows):</text:span></text:p>
      <text:list text:style-name="L3">
        <text:list-item>
          <text:p text:style-name="P3"><text:span text:style-name="T4">Setup AWS CLI on Windows :<text:s/></text:span><text:a xlink:href="https://docs.aws.amazon.com/cli/latest/userguide/install-cliv2-windows.html"><text:span text:style-name="T5">https://docs.aws.amazon.com/cli/latest/userguide/install-cliv2-windows.html</text:span></text:a><text:span text:style-name="T6"/></text:p>
        </text:list-item>
        <text:list-item>
          <text:p text:style-name="P3"><text:span text:style-name="T6">Install AWS Tools for Windows PowerShell</text:span></text:p>
        </text:list-item>
      </text:list>
      <text:p text:style-name="P4"><text:span text:style-name="T6"><text:tab/></text:span><text:a xlink:href="https://aws.amazon.com/powershell/"><text:span text:style-name="T7">https://aws.amazon.com/powershell/</text:span></text:a><text:span text:style-name="T8"/></text:p>
      <text:list text:style-name="L5">
        <text:list-item>
          <text:p text:style-name="P5"><text:span text:style-name="T8">Configure AWS IAM on the AWS Console (RekognitionFullAccess , S3ReadOnlyAccess)</text:span></text:p>
        </text:list-item>
        <text:list-item>
          <text:p text:style-name="P5"><text:span text:style-name="T8">Configure access to AWS using PowerShell<text:s text:c="2"/>(aws configure)</text:span></text:p>
        </text:list-item>
      </text:list>
      <text:p text:style-name="P6"><text:span text:style-name="T8"/></text:p>
      <text:p text:style-name="P6"><text:span text:style-name="T8"/></text:p>
      <text:p text:style-name="P6"><text:span text:style-name="T9">Create Collection:</text:span></text:p>
      <text:p text:style-name="P6"><text:span text:style-name="T10">aws rekognition create-collection --collection-id "celeb-collection"</text:span></text:p>
      <text:p text:style-name="P6"><text:span text:style-name="T10"/></text:p>
      <text:p text:style-name="P6"><text:span text:style-name="T11">List Collection:</text:span></text:p>
      <text:p text:style-name="P6"><text:span text:style-name="T12">aws rekognition list-collections</text:span></text:p>
      <text:p text:style-name="P6"><text:span text:style-name="T12"/></text:p>
      <text:p text:style-name="P6"><text:span text:style-name="T13">Describe Collection:</text:span><text:span text:style-name="T14"/></text:p>
      <text:p text:style-name="P6"><text:span text:style-name="T14">aws rekognition describe-collection --collection-id "celeb-collection" </text:span></text:p>
      <text:p text:style-name="P6"><text:span text:style-name="T14"/></text:p>
      <text:p text:style-name="P6"><text:span text:style-name="T15">Add Face to Collection:</text:span><text:span text:style-name="T16"/></text:p>
      <text:p text:style-name="P6"><text:span text:style-name="T16">aws rekognition index-faces --image "S3Object={Bucket=rajeevjaiiswal-bom,Name=Aamir.jpg}" --collection-id "celeb-collection"<text:s text:c="3"/>--max-faces 1 --quality-filter "AUTO"<text:s text:c="2"/>--detection-attributes "ALL"<text:s text:c="2"/>--external-image-id "Aamir.jpg" </text:span></text:p>
      <text:p text:style-name="P6"><text:span text:style-name="T16"/></text:p>
      <text:p text:style-name="P6"><text:span text:style-name="T17">List Faces in Collection:</text:span></text:p>
      <text:p text:style-name="P6"><text:span text:style-name="T18">aws rekognition list-faces --collection-id "celeb-collection"</text:span></text:p>
      <text:p text:style-name="P6"><text:span text:style-name="T18"/></text:p>
      <text:p text:style-name="P6"><text:span text:style-name="T19">Search face using faceid in Collection:</text:span></text:p>
      <text:p text:style-name="P6"><text:span text:style-name="T20">aws rekognition search-faces --face-id c1dd99fb-543e-433e-a63d-32498b6766d9 --collection-id "celeb-collection"</text:span></text:p>
      <text:p text:style-name="P6"><text:span text:style-name="T21"/></text:p>
      <text:p text:style-name="P6"><text:span text:style-name="T21">Search in Collection:</text:span></text:p>
      <text:p text:style-name="P6"><text:span text:style-name="T22">aws rekognition search-faces-by-image --image "S3Object={Bucket=rajeevjaiiswal-bom,Name=Aamir.jpg}" --collection-id "celeb-collection"</text:span></text:p>
      <text:p text:style-name="P6"><text:span text:style-name="T22"/></text:p>
      <text:p text:style-name="P6"><text:span text:style-name="T23">Delete Collection:</text:span><text:span text:style-name="T24"/></text:p>
      <text:p text:style-name="P6"><text:span text:style-name="T24"><text:s/>aws rekognition delete-collection --collection-id "celeb-collection"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